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27af"/>
    </style:style>
    <style:style style:name="P2" style:family="paragraph" style:parent-style-name="Standard">
      <style:text-properties officeooo:rsid="000178bc" officeooo:paragraph-rsid="000178bc"/>
    </style:style>
    <style:style style:name="P3" style:family="paragraph" style:parent-style-name="Standard">
      <style:text-properties officeooo:rsid="000178bc" officeooo:paragraph-rsid="0009ef57"/>
    </style:style>
    <style:style style:name="P4" style:family="paragraph" style:parent-style-name="Standard">
      <style:text-properties fo:font-weight="bold" officeooo:rsid="000178bc" officeooo:paragraph-rsid="000178bc" style:font-weight-asian="bold" style:font-weight-complex="bold"/>
    </style:style>
    <style:style style:name="P5" style:family="paragraph" style:parent-style-name="Standard">
      <style:text-properties officeooo:paragraph-rsid="000178bc"/>
    </style:style>
    <style:style style:name="P6" style:family="paragraph" style:parent-style-name="Standard">
      <style:text-properties officeooo:rsid="0004c887" officeooo:paragraph-rsid="0004c887"/>
    </style:style>
    <style:style style:name="P7" style:family="paragraph" style:parent-style-name="Text_20_body">
      <style:text-properties officeooo:rsid="000427af" officeooo:paragraph-rsid="0004d4c5"/>
    </style:style>
    <style:style style:name="P8" style:family="paragraph" style:parent-style-name="Text_20_body">
      <style:text-properties officeooo:rsid="0004d4c5" officeooo:paragraph-rsid="0004d4c5"/>
    </style:style>
    <style:style style:name="P9" style:family="paragraph" style:parent-style-name="Standard">
      <style:text-properties officeooo:rsid="00032a41" officeooo:paragraph-rsid="0009ef57"/>
    </style:style>
    <style:style style:name="P10" style:family="paragraph" style:parent-style-name="Text_20_body">
      <style:text-properties officeooo:paragraph-rsid="0004d4c5"/>
    </style:style>
    <style:style style:name="P11" style:family="paragraph" style:parent-style-name="Text_20_body">
      <style:text-properties officeooo:paragraph-rsid="000826ac"/>
    </style:style>
    <style:style style:name="P12" style:family="paragraph" style:parent-style-name="Text_20_body">
      <style:text-properties officeooo:rsid="000826ac" officeooo:paragraph-rsid="000826ac"/>
    </style:style>
    <style:style style:name="P13" style:family="paragraph" style:parent-style-name="Text_20_body">
      <style:text-properties officeooo:rsid="0009ef57" officeooo:paragraph-rsid="0009ef57"/>
    </style:style>
    <style:style style:name="P14" style:family="paragraph" style:parent-style-name="Text_20_body">
      <style:text-properties officeooo:rsid="000d355c" officeooo:paragraph-rsid="000d355c"/>
    </style:style>
    <style:style style:name="P15" style:family="paragraph" style:parent-style-name="Standard">
      <style:text-properties officeooo:rsid="000427af" officeooo:paragraph-rsid="0009ef57"/>
    </style:style>
    <style:style style:name="P16" style:family="paragraph" style:parent-style-name="Standard">
      <style:text-properties officeooo:rsid="0004c887" officeooo:paragraph-rsid="0009ef57"/>
    </style:style>
    <style:style style:name="P17" style:family="paragraph" style:parent-style-name="Heading_20_1">
      <style:text-properties officeooo:rsid="0004d4c5" officeooo:paragraph-rsid="0004d4c5"/>
    </style:style>
    <style:style style:name="P18" style:family="paragraph" style:parent-style-name="Heading_20_1">
      <style:text-properties officeooo:rsid="000427af" officeooo:paragraph-rsid="0004d4c5"/>
    </style:style>
    <style:style style:name="P19" style:family="paragraph" style:parent-style-name="Heading_20_1">
      <style:text-properties officeooo:rsid="000427af" officeooo:paragraph-rsid="000427af"/>
    </style:style>
    <style:style style:name="P20" style:family="paragraph" style:parent-style-name="Heading_20_1">
      <style:text-properties officeooo:paragraph-rsid="0009ef57"/>
    </style:style>
    <style:style style:name="P21" style:family="paragraph" style:parent-style-name="Text_20_body">
      <style:text-properties officeooo:rsid="0004d4c5" officeooo:paragraph-rsid="0004d4c5"/>
    </style:style>
    <style:style style:name="P22" style:family="paragraph" style:parent-style-name="Text_20_body">
      <style:text-properties officeooo:rsid="000d355c" officeooo:paragraph-rsid="000d355c"/>
    </style:style>
    <style:style style:name="P23" style:family="paragraph" style:parent-style-name="Text_20_body">
      <style:text-properties officeooo:rsid="000d7b8f" officeooo:paragraph-rsid="000d7b8f"/>
    </style:style>
    <style:style style:name="P24" style:family="paragraph" style:parent-style-name="Text_20_body">
      <style:text-properties officeooo:rsid="000e984b" officeooo:paragraph-rsid="000e984b"/>
    </style:style>
    <style:style style:name="P25" style:family="paragraph" style:parent-style-name="Text_20_body">
      <style:text-properties officeooo:rsid="000f1808" officeooo:paragraph-rsid="000f1808"/>
    </style:style>
    <style:style style:name="T1" style:family="text">
      <style:text-properties officeooo:rsid="000427af"/>
    </style:style>
    <style:style style:name="T2" style:family="text">
      <style:text-properties officeooo:rsid="0004d4c5"/>
    </style:style>
    <style:style style:name="T3" style:family="text">
      <style:text-properties officeooo:rsid="00069fef"/>
    </style:style>
    <style:style style:name="T4" style:family="text">
      <style:text-properties officeooo:rsid="000826ac"/>
    </style:style>
    <style:style style:name="T5" style:family="text">
      <style:text-properties officeooo:rsid="0009ef57"/>
    </style:style>
    <style:style style:name="T6" style:family="text">
      <style:text-properties officeooo:rsid="000d7b8f"/>
    </style:style>
    <style:style style:name="T7" style:family="text">
      <style:text-properties officeooo:rsid="000e984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Calibration procedures</text:h>
      <text:p text:style-name="P10"/>
      <text:p text:style-name="P8">I am following the methods described here : <text:a xlink:type="simple" xlink:href="https://teachingtechyt.github.io/calibration.html" text:style-name="Internet_20_link" text:visited-style-name="Visited_20_Internet_20_Link">https://teachingtechyt.github.io/calibration.html</text:a></text:p>
      <text:h text:style-name="Heading_20_1" text:outline-level="1">Frame <text:span text:style-name="T2">check</text:span></text:h>
      <text:p text:style-name="Text_20_body"/>
      <text:p text:style-name="P8">The Y roller wheels needed some tightening as well as the X belt. Nothing else was loose</text:p>
      <text:h text:style-name="P18" text:outline-level="1">PID <text:span text:style-name="T2">autotune for the head</text:span></text:h>
      <text:p text:style-name="P1"><text:span text:style-name="Source_20_Text"><text:span text:style-name="T2">Using Klipper console : </text:span></text:span><text:span text:style-name="Source_20_Text">PID_CALIBRATE HEATER=extruder TARGET=</text:span><text:span text:style-name="Source_20_Text"><text:span text:style-name="T2">205</text:span></text:span></text:p>
      <text:p text:style-name="P7"><text:span text:style-name="T2">New </text:span>PID values</text:p>
      <text:p text:style-name="P7"><text:tab/>KI = <text:span text:style-name="T2">1.304</text:span></text:p>
      <text:p text:style-name="P7"><text:tab/>KP = <text:span text:style-name="T2">26.213</text:span></text:p>
      <text:p text:style-name="P7"><text:tab/>KD = <text:span text:style-name="T2">131.721</text:span></text:p>
      <text:p text:style-name="P7"><text:span text:style-name="T2">Original</text:span>PID values</text:p>
      <text:p text:style-name="P7"><text:tab/>KI = <text:s/>?</text:p>
      <text:p text:style-name="P7"><text:tab/>KP = ?</text:p>
      <text:p text:style-name="P7"><text:tab/>KD = ?</text:p>
      <text:h text:style-name="P19" text:outline-level="1"><text:span text:style-name="T2">PID Autotune for both </text:span>Heat bed<text:span text:style-name="T2">s (Using Klipper)</text:span></text:h>
      <text:p text:style-name="P8">The original printer.cfg did not use PIE for bed temperature control but rather Watermark (On Off) !! I could see variations of +-1.5 degrees</text:p>
      <text:p text:style-name="P1"><text:span text:style-name="T2">Using Klipper console : </text:span>PID_CALIBRATE HEATER=heater_bed TARGET=60</text:p>
      <text:p text:style-name="P10"><text:span text:style-name="T2">Using Klipper console : </text:span>PID_CALIBRATE HEATER=heater_bed<text:span text:style-name="T2">1</text:span> TARGET=60</text:p>
      <text:p text:style-name="P7">Bed New PID values </text:p>
      <text:p text:style-name="P7"><text:tab/>KI = <text:span text:style-name="T2">70.0</text:span></text:p>
      <text:p text:style-name="P7"><text:tab/>KP = <text:span text:style-name="T2">2.0</text:span></text:p>
      <text:p text:style-name="P7"><text:tab/>KD = <text:span text:style-name="T2">600.0</text:span></text:p>
      <text:p text:style-name="P7">Bed1 New PID values </text:p>
      <text:p text:style-name="P7"><text:tab/>KI = <text:span text:style-name="T2">73.0</text:span></text:p>
      <text:p text:style-name="P7"><text:tab/> KP =<text:span text:style-name="T2">1.15</text:span></text:p>
      <text:p text:style-name="P7"><text:tab/>KD = <text:span text:style-name="T2">1158.0</text:span></text:p>
      <text:h text:style-name="Heading_20_1" text:outline-level="1"><text:soft-page-break/>Extruder E-steps</text:h>
      <text:p text:style-name="Text_20_body"/>
      <text:p text:style-name="Text_20_body"><text:span text:style-name="T3">Asked for 100 mm of wire got 92 mm !! 8% error. </text:span><text:span text:style-name="T4">Since the web site procedure does not seem to apply to Klipper I will just change the extruder</text:span> rotation_distance: 29 # was 31.4</text:p>
      <text:p text:style-name="Standard">rotation_distance: was 31.4</text:p>
      <text:p text:style-name="P11">rotation_distance: <text:span text:style-name="T4">now </text:span>29</text:p>
      <text:p text:style-name="P12">With this value if I ask for 100mm I get </text:p>
      <text:h text:style-name="Heading_20_1" text:outline-level="1">Probe Accuracy</text:h>
      <text:p text:style-name="P2">Probe resolution seems to be 0.0025 mm 0.0001 “</text:p>
      <text:p text:style-name="P2"/>
      <text:p text:style-name="P4">No heat at home position</text:p>
      <text:p text:style-name="P4"/>
      <text:p text:style-name="P5">09:58:53  $ PROBE_ACCURACY</text:p>
      <text:p text:style-name="Standard">09:58:53  // PROBE_ACCURACY at X:141.000 Y:98.000 Z:2.988 (samples=10 retract=3.000 speed=10.0 lift_speed=10.0)</text:p>
      <text:p text:style-name="Standard">09:58:54  // probe at 141.000,98.000 is z=-0.015000</text:p>
      <text:p text:style-name="Standard">09:58:55  // probe at 141.000,98.000 is z=-0.015000</text:p>
      <text:p text:style-name="Standard">09:58:56  // probe at 141.000,98.000 is z=-0.015000</text:p>
      <text:p text:style-name="Standard">09:58:57  // probe at 141.000,98.000 is z=-0.015000</text:p>
      <text:p text:style-name="Standard">09:58:58  // probe at 141.000,98.000 is z=-0.015000</text:p>
      <text:p text:style-name="Standard">09:58:59  // probe at 141.000,98.000 is z=-0.012500</text:p>
      <text:p text:style-name="Standard">09:59:00  // probe at 141.000,98.000 is z=-0.012500</text:p>
      <text:p text:style-name="Standard">09:59:01  // probe at 141.000,98.000 is z=-0.012500</text:p>
      <text:p text:style-name="Standard">09:59:02  // probe at 141.000,98.000 is z=-0.012500</text:p>
      <text:p text:style-name="Standard">09:59:03  // probe at 141.000,98.000 is z=-0.012500</text:p>
      <text:p text:style-name="Standard">09:59:03  // probe accuracy results: maximum -0.012500, minimum -0.015000, range 0.002500, average -0.013750, median -0.013750, standard deviation 0.001250</text:p>
      <text:p text:style-name="Standard"/>
      <text:p text:style-name="P4">Head at 205 bed at 60</text:p>
      <text:p text:style-name="P4"/>
      <text:p text:style-name="Standard">10:00:12  $ SET_HEATER_TEMPERATURE HEATER=extruder TARGET=205</text:p>
      <text:p text:style-name="Standard">10:00:17  $ SET_HEATER_TEMPERATURE HEATER=heater_bed TARGET=60</text:p>
      <text:p text:style-name="Standard">10:00:21  $ SET_HEATER_TEMPERATURE HEATER=heater_bed1 TARGET=60</text:p>
      <text:p text:style-name="Standard">10:08:35  $ PROBE_ACCURACY</text:p>
      <text:p text:style-name="Standard">10:08:35  // PROBE_ACCURACY at X:141.000 Y:98.000 Z:2.988 (samples=10 retract=3.000 speed=10.0 lift_speed=10.0)</text:p>
      <text:p text:style-name="Standard">10:08:36  // probe at 141.000,98.000 is z=0.090000</text:p>
      <text:p text:style-name="Standard">10:08:37  // probe at 141.000,98.000 is z=0.090000</text:p>
      <text:p text:style-name="Standard">10:08:38  // probe at 141.000,98.000 is z=0.087500</text:p>
      <text:p text:style-name="Standard">10:08:39  // probe at 141.000,98.000 is z=0.087500</text:p>
      <text:p text:style-name="Standard">10:08:40  // probe at 141.000,98.000 is z=0.090000</text:p>
      <text:p text:style-name="Standard">10:08:41  // probe at 141.000,98.000 is z=0.092500</text:p>
      <text:p text:style-name="Standard">10:08:42  // probe at 141.000,98.000 is z=0.092500</text:p>
      <text:p text:style-name="Standard">10:08:43  // probe at 141.000,98.000 is z=0.095000</text:p>
      <text:p text:style-name="Standard">10:08:44  // probe at 141.000,98.000 is z=0.092500</text:p>
      <text:p text:style-name="Standard"><text:soft-page-break/>10:08:45  // probe at 141.000,98.000 is z=0.0950010:08:45  // probe accuracy results: maximum 0.095000, minimum 0.087500, range 0.007500, average 0.091250, median 0.091250, standard deviation 0.002562</text:p>
      <text:p text:style-name="P2"/>
      <text:p text:style-name="P3">So <text:span text:style-name="T5">the probe absolute trigger position is affected by temperature. A</text:span> difference of +0.01050 mm between cold and hot Hot probe. <text:span text:style-name="T5">The hot probe </text:span>detects 0.01050 mm higher !!</text:p>
      <text:p text:style-name="P3"/>
      <text:h text:style-name="P20" text:outline-level="1">Bed levelling</text:h>
      <text:p text:style-name="P23">The most efficient method I have found uses Fluid:</text:p>
      <text:p text:style-name="P24">1- Turn on the printer</text:p>
      <text:p text:style-name="P24">2- Home it</text:p>
      <text:p text:style-name="P14"><text:span text:style-name="T7">3</text:span>- <text:span text:style-name="T6">Set Nozzle and bed temperatures and wait until they are stabilised</text:span></text:p>
      <text:p text:style-name="P14"><text:span text:style-name="T7">4</text:span>- <text:span text:style-name="T6">Hit Clear Profile button</text:span></text:p>
      <text:p text:style-name="P14"><text:span text:style-name="T7">5</text:span>- <text:span text:style-name="T6">Hit Calibrate button. </text:span><text:span text:style-name="T7">Wait till new scan is displayed and compare to flat plane</text:span></text:p>
      <text:p text:style-name="P23"><text:span text:style-name="T7">6</text:span>- Is it level and flat ? Yes,then <text:span text:style-name="T7">hit the S</text:span>ave As button <text:span text:style-name="T7">and </text:span>give it <text:span text:style-name="T7">a </text:span>meaningfull name</text:p>
      <text:p text:style-name="P23"><text:span text:style-name="T7">7</text:span>- Not flat? <text:span text:style-name="T7">S</text:span>him it with aluminum foil</text:p>
      <text:p text:style-name="P23"><text:span text:style-name="T7">8</text:span>- Not level ? <text:span text:style-name="T7">A</text:span>djust with <text:span text:style-name="T7">bed knobs</text:span></text:p>
      <text:p text:style-name="P23"><text:span text:style-name="T7">9</text:span> – Go back to step <text:span text:style-name="T7">4</text:span></text:p>
      <text:p text:style-name="P25">Now using the pendant input the Z Offset, in the case of my Elegoo PEI plate PLA setup it is -2.000 mm</text:p>
      <text:p text:style-name="P25"/>
      <text:p text:style-name="P25"/>
      <text:h text:style-name="P20" text:outline-level="1" text:is-list-header="true">Pressure advance calibrations</text:h>
      <text:p text:style-name="P3"/>
      <text:p text:style-name="P3">Using instructions at <text:a xlink:type="simple" xlink:href="https://www.klipper3d.org/Pressure_Advance.html" text:style-name="Internet_20_link" text:visited-style-name="Visited_20_Internet_20_Link">https://www.klipper3d.org/Pressure_Advance.html</text:a> </text:p>
      <text:p text:style-name="P3">square_tower.gcode @ Neptune4/Calibrations/Pressure Advance</text:p>
      <text:p text:style-name="P3"/>
      <text:p text:style-name="P3"><text:date style:data-style-name="N36" text:date-value="2023-09-12T09:43:00.545525089" text:fixed="true">2023-09-12</text:date><text:s/><text:time style:data-style-name="N61" text:time-value="2023-09-12T09:43:11.295727039" text:fixed="true">09:43:11</text:time></text:p>
      <text:p text:style-name="P3"/>
      <text:p text:style-name="P3">Elegoo Black PLA</text:p>
      <text:p text:style-name="P3">Chinese knockoff CHT 0.4 mm brass nozzle</text:p>
      <text:p text:style-name="P3"/>
      <text:p text:style-name="P9">In non vase mode offset = <text:span text:style-name="T1">18.87</text:span></text:p>
      <text:p text:style-name="P3"/>
      <text:p text:style-name="P9">So Pressure advance <text:s/>0 + <text:span text:style-name="T1">18,87</text:span> * 0.005 = 0.0<text:span text:style-name="T1">944</text:span></text:p>
      <text:p text:style-name="P9"/>
      <text:p text:style-name="P15">The original pressure advance for the Elegoo nozzle was set from the factory at 0.022 !!</text:p>
      <text:p text:style-name="P3"/>
      <text:p text:style-name="P16"><text:soft-page-break/>12 Sept 2023<text:line-break/><text:line-break/>Pressure advance calibration was done and confirmed for Elegoo black PLA at 200 mm/s</text:p>
      <text:p text:style-name="P6"/>
      <text:p text:style-name="P6">Custom Prusa End gcode macro was modified to turn of Nozzle and bed (both) heating</text:p>
      <text:p text:style-name="P6"/>
      <text:p text:style-name="P6">A Calibration torture test was printed (Ringing on X) filament streams and bad small detail resolution. Dimentional precision was quite goo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9:41:15.346436896</meta:creation-date>
    <dc:date>2023-09-14T15:01:27.495756068</dc:date>
    <meta:editing-duration>PT18H15M47S</meta:editing-duration>
    <meta:editing-cycles>14</meta:editing-cycles>
    <meta:generator>LibreOffice/7.4.7.2$Linux_X86_64 LibreOffice_project/40$Build-2</meta:generator>
    <meta:document-statistic meta:table-count="0" meta:image-count="0" meta:object-count="0" meta:page-count="4" meta:paragraph-count="88" meta:word-count="681" meta:character-count="4426" meta:non-whitespace-character-count="3783"/>
  </office:meta>
</office:document-meta>
</file>